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2pt" fo:font-weight="bold" officeooo:rsid="00203843" officeooo:paragraph-rsid="00203843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fo:font-weight="bold" officeooo:rsid="002355d3" officeooo:paragraph-rsid="0023a039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Ubuntu" fo:font-size="12pt" fo:font-weight="bold" officeooo:rsid="0029ab66" officeooo:paragraph-rsid="0029ab6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20pt" style:text-underline-style="none" fo:font-weight="bold" officeooo:rsid="00203843" officeooo:paragraph-rsid="00203843" style:font-size-asian="17.5pt" style:font-weight-asian="bold" style:font-size-complex="20pt" style:font-weight-complex="bold"/>
    </style:style>
    <style:style style:name="P5" style:family="paragraph" style:parent-style-name="Standard">
      <style:text-properties style:font-name="Ubuntu" fo:font-size="12pt" fo:font-weight="normal" officeooo:rsid="00203843" officeooo:paragraph-rsid="002038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fo:font-weight="normal" officeooo:rsid="0023a039" officeooo:paragraph-rsid="0023a039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a039" style:font-weight-asian="normal" style:font-weight-complex="normal"/>
    </style:style>
    <style:style style:name="T3" style:family="text">
      <style:text-properties fo:font-weight="normal" officeooo:rsid="0024e37f" style:font-weight-asian="normal" style:font-weight-complex="normal"/>
    </style:style>
    <style:style style:name="T4" style:family="text">
      <style:text-properties fo:font-weight="normal" officeooo:rsid="0028731b" style:font-weight-asian="normal" style:font-weight-complex="normal"/>
    </style:style>
    <style:style style:name="T5" style:family="text">
      <style:text-properties fo:font-weight="normal" officeooo:rsid="0029620d" style:font-weight-asian="normal" style:font-weight-complex="normal"/>
    </style:style>
    <style:style style:name="T6" style:family="text">
      <style:text-properties fo:font-weight="normal" officeooo:rsid="0029ab66" style:font-weight-asian="normal" style:font-weight-complex="normal"/>
    </style:style>
    <style:style style:name="T7" style:family="text">
      <style:text-properties fo:font-weight="normal" officeooo:rsid="002a8350" style:font-weight-asian="normal" style:font-weight-complex="normal"/>
    </style:style>
    <style:style style:name="T8" style:family="text">
      <style:text-properties fo:font-weight="normal" officeooo:rsid="002c2cdc" style:font-weight-asian="normal" style:font-weight-complex="normal"/>
    </style:style>
    <style:style style:name="T9" style:family="text">
      <style:text-properties fo:font-weight="normal" officeooo:rsid="002c85e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latório Individual</text:p>
      <text:p text:style-name="P1"/>
      <text:p text:style-name="P1"/>
      <text:p text:style-name="P1">Nome: <text:span text:style-name="T1">Daniel Ribeiro Paiva</text:span></text:p>
      <text:p text:style-name="P5"/>
      <text:p text:style-name="P3">Grupo: <text:span text:style-name="T1">Daniel Paiva, Lucio Reis, Patricia Raposo</text:span></text:p>
      <text:p text:style-name="P5"/>
      <text:p text:style-name="P2"><text:span text:style-name="T1"><text:tab/>Primeiramente implementamos as classes Pedra, Mao, </text:span><text:span text:style-name="T2">Mesa</text:span><text:span text:style-name="T1"> </text:span><text:span text:style-name="T2">e Domino, todas essas classes foram feitas com </text:span><text:span text:style-name="T9">a</text:span><text:span text:style-name="T2"> participação </text:span><text:span text:style-name="T9">total do</text:span><text:span text:style-name="T2"> grupo e com todos os integrantes presentes.</text:span></text:p>
      <text:p text:style-name="P6"><text:tab/>Após esse estágio inicial dividimos as tarefas, o Lúcio implementou a classe para o Jogador Monte Carlo, onde foi feito todo o algoritmo MonteCarlo, e realizou algumas adaptações nas classes já mencionadas para o seu algoritmo.</text:p>
      <text:p text:style-name="P2"><text:span text:style-name="T2"><text:tab/>Eu e a Patricia </text:span><text:span text:style-name="T3">ficamos encarregados do jogador ExpectMiniMax, implementamos a classe Utils que serviu como uma biblioteca auxiliar para o jogador EminiMax, nessa biblioteca implemetei os métodos qtd_jogaveis_min, prob_min_play, prob_min_buy </text:span><text:span text:style-name="T4">e alguns outros que foram alterados e re</text:span><text:span text:style-name="T5">alocados</text:span><text:span text:style-name="T4"> para o jogador Eminimax </text:span><text:span text:style-name="T6">como o prob_min por exemplo</text:span><text:span text:style-name="T3">. O simula_insert_esquerda e simula_insert_direita implementamos juntos </text:span><text:span text:style-name="T4">na classe Mesa mas depois os movemos para Utils.</text:span></text:p>
      <text:p text:style-name="P2"><text:span text:style-name="T4"><text:tab/></text:span><text:span text:style-name="T6">Dividindo a participação do trabalho em porcentagens é seguro dizer que minha participação foi de 30% enquanto da Patricia e do Lucio de 35% cada um, diminuí levemente minha porcentagem pois a correção de bugs do </text:span><text:span text:style-name="T7">E</text:span><text:span text:style-name="T6">miniMax, </text:span><text:span text:style-name="T7">e outros métodos dessa classe</text:span><text:span text:style-name="T6"> fo</text:span><text:span text:style-name="T7">ram</text:span><text:span text:style-name="T6"> feit</text:span><text:span text:style-name="T7">os em sua maioria </text:span><text:span text:style-name="T6">pela Patricia, </text:span><text:span text:style-name="T8">e a porcentagem do Lúcio é justa pois ele trabalhou em quase todo o algoritmo Monte Carlo, só sendo mexido posteriormente pelo resto do grupo para adaptação para classe Domino</text:span><text:span text:style-name="T6">.</text:span></text:p>
      <text:p text:style-name="P2"><text:span text:style-name="T6"><text:tab/></text:span><text:span text:style-name="T8">Fiquei encarregado também do relatório geral, que após algumas adaptações no código, também <text:s/>foi levemente adaptado pelos outros membr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3:29:11.476613627</meta:creation-date>
    <meta:generator>LibreOffice/6.0.3.2$Linux_X86_64 LibreOffice_project/00m0$Build-2</meta:generator>
    <dc:date>2018-09-26T15:08:17.156737725</dc:date>
    <meta:editing-duration>PT1H6M54S</meta:editing-duration>
    <meta:editing-cycles>9</meta:editing-cycles>
    <meta:document-statistic meta:table-count="0" meta:image-count="0" meta:object-count="0" meta:page-count="1" meta:paragraph-count="8" meta:word-count="236" meta:character-count="1567" meta:non-whitespace-character-count="1333"/>
  </office:meta>
</office:document-meta>
</file>